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F4E000039165F27469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lvetica, Verdana, sans-serif"/>
    <style:font-face style:name="OpenSymbol" svg:font-family="OpenSymbol"/>
    <style:font-face style:name="Tahoma1" svg:font-family="Tahoma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Open Sans1" svg:font-family="'Ope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rbel" fo:language="en" fo:country="US"/>
    </style:style>
    <style:style style:name="P2" style:family="paragraph" style:parent-style-name="Standard">
      <style:text-properties style:font-name="Corbel" fo:language="en" fo:country="US" style:text-underline-style="solid" style:text-underline-width="auto" style:text-underline-color="font-color"/>
    </style:style>
    <style:style style:name="P3" style:family="paragraph" style:parent-style-name="Standard">
      <style:text-properties style:font-name="Corbe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text-properties style:font-name="Corbel" fo:language="en" fo:country="US"/>
    </style:style>
    <style:style style:name="P5" style:family="paragraph" style:parent-style-name="Standard" style:list-style-name="L2">
      <style:text-properties style:font-name="Corbel" fo:language="en" fo:country="US"/>
    </style:style>
    <style:style style:name="P6" style:family="paragraph" style:parent-style-name="Standard" style:list-style-name="L3">
      <style:text-properties style:font-name="Corbel" fo:language="en" fo:country="US"/>
    </style:style>
    <style:style style:name="P7" style:family="paragraph" style:parent-style-name="Standard">
      <style:text-properties style:font-name="Corbel" fo:language="en" fo:country="US" fo:font-style="italic" style:font-style-asian="italic" style:font-style-complex="italic"/>
    </style:style>
    <style:style style:name="P8" style:family="paragraph" style:parent-style-name="Standard">
      <style:text-properties style:font-name="Corbel" fo:language="en" fo:country="US" fo:font-weight="bold" style:font-weight-asian="bold" style:font-weight-complex="bold"/>
    </style:style>
    <style:style style:name="P9" style:family="paragraph" style:parent-style-name="Standard" style:list-style-name="L6">
      <style:text-properties style:font-name="Corbel" fo:language="en" fo:country="US"/>
    </style:style>
    <style:style style:name="P10" style:family="paragraph" style:parent-style-name="Standard">
      <style:text-properties style:font-name="Courier New"/>
    </style:style>
    <style:style style:name="P11" style:family="paragraph" style:parent-style-name="Standard">
      <style:text-properties style:font-name="Courier New" fo:font-size="10pt" style:font-size-asian="10pt" style:font-size-complex="10pt"/>
    </style:style>
    <style:style style:name="P12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3" style:family="paragraph" style:parent-style-name="Standard" style:list-style-name="L5"/>
    <style:style style:name="P14" style:family="paragraph" style:parent-style-name="Standard">
      <style:paragraph-properties fo:break-before="page"/>
      <style:text-properties style:font-name="Corbel" fo:language="en" fo:country="US"/>
    </style:style>
    <style:style style:name="P15" style:family="paragraph" style:parent-style-name="Heading_20_1">
      <style:text-properties style:font-name="Corbel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rbel"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fo:language="en" fo:country="US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esponsive Real-time Searching</text:h>
      <text:p text:style-name="P1"/>
      <text:p text:style-name="P1">In this article we will discuss a simple technique you can use to implement real-time data searches that produce responsive feedback and updates in your apps.</text:p>
      <text:p text:style-name="P1"/>
      <text:p text:style-name="P1"/>
      <text:p text:style-name="P3">The Challenge</text:p>
      <text:p text:style-name="P1">If you have ever tried to implement a real-time search, you will be aware that it can be a challenge to maintain application responsiveness for large data sets and/or dynamically changing search parameters.</text:p>
      <text:p text:style-name="P1"/>
      <text:p text:style-name="P1">For example, your application may have these requirements:</text:p>
      <text:list xml:id="list1936924066987350522" text:style-name="L1">
        <text:list-item>
          <text:p text:style-name="P4">The app has a massive data set.</text:p>
        </text:list-item>
        <text:list-item>
          <text:p text:style-name="P4">The data set needs to be search-able.</text:p>
        </text:list-item>
        <text:list-item>
          <text:p text:style-name="P4">Searches need to execute as soon as a user starts entering the search criteria.</text:p>
        </text:list-item>
        <text:list-item>
          <text:p text:style-name="P4">When the search criteria change, the search should automatically adjust in real-time.</text:p>
        </text:list-item>
        <text:list-item>
          <text:p text:style-name="P4">Matching entries are returned as they are found, updating the app interface.</text:p>
        </text:list-item>
        <text:list-item>
          <text:p text:style-name="P4">The app should remain responsive.</text:p>
        </text:list-item>
      </text:list>
      <text:p text:style-name="P1"/>
      <text:p text:style-name="P1">The last requirement is critical. <text:s/>If your app hangs or has temporary hiccups while a search executes, you may as well not distribute it. </text:p>
      <text:p text:style-name="P1"/>
      <text:p text:style-name="P1">So, how to do this?</text:p>
      <text:p text:style-name="P1"/>
      <text:p text:style-name="P3">The Sample App</text:p>
      <text:p text:style-name="P1">To demonstrate a solution to the general problem above, let me specify an exact application and then provide code solving the problem.</text:p>
      <text:p text:style-name="P1"/>
      <text:p text:style-name="P1">This application will have the following features:</text:p>
      <text:list xml:id="list724186564510580363" text:style-name="L2">
        <text:list-item>
          <text:p text:style-name="P5"><text:span text:style-name="T1">Large Data Set</text:span> - A simple word list containing over 100,000 words.</text:p>
        </text:list-item>
        <text:list-item>
          <text:p text:style-name="P5"><text:span text:style-name="T1">FPS Counter</text:span> - A simple FPS counter will be shown at all times to give concrete proof of responsiveness.</text:p>
        </text:list-item>
        <text:list-item>
          <text:p text:style-name="P5"><text:span text:style-name="T1">Search Field</text:span> - A single text entry field. <text:s/>(Works on devices and in both simulators.)</text:p>
        </text:list-item>
        <text:list-item>
          <text:p text:style-name="P5"><text:span text:style-name="T1">Progress Counters</text:span> – Meters to show total words, words found, and current search index.</text:p>
        </text:list-item>
        <text:list-item>
          <text:p text:style-name="P5"><text:span text:style-name="T1">Results List</text:span> – A basic (non-scrollable list) of words as they are found. </text:p>
        </text:list-item>
      </text:list>
      <text:p text:style-name="P1"/>
      <text:p text:style-name="P2"><text:span text:style-name="T1">The App Modules</text:span></text:p>
      <text:p text:style-name="P1">The sample code that comes with this post has several modules (found in same named LUA files):</text:p>
      <text:list xml:id="list6846299730327686424" text:style-name="L3">
        <text:list-item>
          <text:p text:style-name="P6"><text:span text:style-name="T1">common</text:span> - Calculates and discovers useful variables and flags (<text:span text:style-name="T4">left</text:span>, <text:span text:style-name="T4">right</text:span>, <text:span text:style-name="T4">centerX</text:span>, <text:s/><text:span text:style-name="T4">onSimulator</text:span>, etc. ).</text:p>
        </text:list-item>
        <text:list-item>
          <text:p text:style-name="P6"><text:span text:style-name="T1">wordList – </text:span><text:span text:style-name="T3">Generates the data set.</text:span></text:p>
        </text:list-item>
        <text:list-item>
          <text:p text:style-name="P6"><text:span text:style-name="T1">meter</text:span> - Creates an frame-rate meter.</text:p>
        </text:list-item>
        <text:list-item>
          <text:p text:style-name="P6"><text:span text:style-name="T1">searchField</text:span> - Creates a 'text input field' for our search that will work on devices and both simulators. <text:s/>(Also creates count and index counters.)</text:p>
        </text:list-item>
        <text:list-item>
          <text:p text:style-name="P6"><text:span text:style-name="T1">example</text:span> - The solution to the problem posed at the start of this blog.</text:p>
        </text:list-item>
      </text:list>
      <text:p text:style-name="P1"/>
      <text:p text:style-name="P7">While each of the above modules may be useful and interesting, we will focus only on 'example'.</text:p>
      <text:p text:style-name="P1"><text:soft-page-break/></text:p>
      <text:p text:style-name="P3">The Solution</text:p>
      <text:p text:style-name="P1">After all this build up you may be disappointed to find that the solution is basically a self-regulating enterFrame listener. <text:s text:c="2"/></text:p>
      <text:p text:style-name="P1"/>
      <text:p text:style-name="P1">In a nutshell, the listener starts a new search whenever the search criteria change and searches in a tight loop till a set amount of time passes. <text:s/>It then stops searching and exits. <text:s/>On the next frame the entire sequence starts again. <text:s text:c="2"/>The listener has this logical structure:</text:p>
      <text:p text:style-name="P1"/>
      <text:p text:style-name="P1"><draw:frame draw:style-name="fr1" draw:name="graphics1" text:anchor-type="paragraph" svg:width="6.3807in" svg:height="5.7535in" draw:z-index="0"><draw:image xlink:href="Pictures/2000000700003F4E000039165F27469D.svm" xlink:type="simple" xlink:show="embed" xlink:actuate="onLoad"/></draw:frame></text:p>
      <text:p text:style-name="P1">Now let's look at the actual code.</text:p>
      <text:p text:style-name="P1"/>
      <text:p text:style-name="P14"/>
      <text:h text:style-name="Heading_20_2" text:outline-level="2">Initialize Search Settings</text:h>
      <text:p text:style-name="Standard"><text:span text:style-name="T2">Before we start the enterFrame listener, we need to initialize the module:</text:span></text:p>
      <text:list xml:id="list2506159958451028676" text:style-name="L5">
        <text:list-item>
          <text:p text:style-name="P13"><text:span text:style-name="T2">Create and position initial results display group.</text:span></text:p>
        </text:list-item>
        <text:list-item>
          <text:p text:style-name="P13"><text:span text:style-name="T2">Initialize flags and variables to starting values.</text:span></text:p>
        </text:list-item>
        <text:list-item>
          <text:p text:style-name="P13"><text:span text:style-name="T2"><text:s/>Set how many comparisons we're allowed to do per frame.</text:span></text:p>
        </text:list-item>
      </text:list>
      <text:p text:style-name="Standard"><text:span text:style-name="T2"/></text:p>
      <text:p text:style-name="P11"><text:span text:style-name="T5">function example.init( maxTime )</text:span></text:p>
      <text:p text:style-name="P11"><text:span text:style-name="T5"><text:s text:c="3"/>-- 1.</text:span></text:p>
      <text:p text:style-name="P11"><text:span text:style-name="T5"><text:s text:c="3"/>foundGroup = display.newGroup()</text:span></text:p>
      <text:p text:style-name="P11"><text:span text:style-name="T5"><text:s text:c="3"/>foundGroup.y = com.top + 60 </text:span></text:p>
      <text:p text:style-name="P11"><text:span text:style-name="T5"/></text:p>
      <text:p text:style-name="P11"><text:span text:style-name="T5"><text:s text:c="3"/>-- 2.</text:span></text:p>
      <text:p text:style-name="P11"><text:span text:style-name="T5"><text:s text:c="3"/>searching = false -- Not currently searching</text:span></text:p>
      <text:p text:style-name="P11"><text:span text:style-name="T5"><text:s text:c="3"/>lastTerm = "" <text:s text:c="4"/>-- No search term yet.</text:span></text:p>
      <text:p text:style-name="P11"><text:span text:style-name="T5"><text:s text:c="3"/>curIndex = 1 <text:s text:c="5"/>-- On first word in word list.</text:span></text:p>
      <text:p text:style-name="P11"><text:span text:style-name="T5"><text:s text:c="3"/>foundCount = 0 <text:s text:c="3"/>-- No words found yet.</text:span></text:p>
      <text:p text:style-name="P11"><text:span text:style-name="T5"><text:s text:c="3"/></text:span></text:p>
      <text:p text:style-name="P11"><text:span text:style-name="T5"><text:s text:c="3"/>-- 3.</text:span></text:p>
      <text:p text:style-name="P11"><text:span text:style-name="T5"><text:s text:c="3"/>searchTime = maxTime or (1000/display.fps/2) </text:span></text:p>
      <text:p text:style-name="P10"><text:span text:style-name="T6">end</text:span></text:p>
      <text:p text:style-name="P1"/>
      <text:p text:style-name="P1">Notice, that (in step #3) when we initialize the search code, if we don't specify a specific time, the code automatically detects the FPS (as set in config.lua) and then calculates a time equal to half of one frame.</text:p>
      <text:p text:style-name="P1"/>
      <text:h text:style-name="Heading_20_2" text:outline-level="2">The enterFrame Listener</text:h>
      <text:p text:style-name="P1">Once the module is initialized, we can define the 'enterFrame' listener and start it running. <text:s/>The definition has five parts.</text:p>
      <text:p text:style-name="P1"/>
      <text:p text:style-name="P8">Part 1 – Get the current search term and see if it has changed since the last frame.</text:p>
      <text:p text:style-name="P8"/>
      <text:p text:style-name="P12">local searchTerm = searchField.getSearchTerm()</text:p>
      <text:p text:style-name="P12">if( lastTerm ~= searchTerm ) then </text:p>
      <text:p text:style-name="P12"><text:s text:c="3"/>example.resetResults()</text:p>
      <text:p text:style-name="P12"><text:s text:c="3"/>lastTerm = searchTerm</text:p>
      <text:p text:style-name="P12"><text:s text:c="3"/>searching = ( string.len( searchTerm ) &gt; 0 )</text:p>
      <text:p text:style-name="P12">end</text:p>
      <text:p text:style-name="P1"/>
      <text:p text:style-name="P1">If the the search results have changed, we reset the search results (similar to initialization of module), take note of the new search term, and <text:s/>and set a flags saying that we are 'searching'. <text:s/>If they have not, we simply ignore this bit of code and continue on.</text:p>
      <text:p text:style-name="P1"/>
      <text:p text:style-name="P1"><text:span text:style-name="T7">Part 2 – Abort if not 'searching'.</text:span></text:p>
      <text:p text:style-name="P1"/>
      <text:p text:style-name="P12">if( not searching ) then return end</text:p>
      <text:p text:style-name="P1"/>
      <text:p text:style-name="P1">If the 'searching' flag is set to false, we abort early and wait for the next frame to start again.</text:p>
      <text:p text:style-name="P1"/>
      <text:p text:style-name="P1"/>
      <text:p text:style-name="P8">Part 3 – Search till we are out of time, or at the end of the word list.</text:p>
      <text:p text:style-name="P1"><text:soft-page-break/></text:p>
      <text:p text:style-name="P12">local getTimer <text:s text:c="6"/>= system.getTimer -- localize for speedup</text:p>
      <text:p text:style-name="P12">local strLower <text:s text:c="6"/>= string.lower -- localize for speedup</text:p>
      <text:p text:style-name="P12">local startTime <text:s text:c="5"/>= getTimer()</text:p>
      <text:p text:style-name="P12">local elapsedTime <text:s text:c="3"/>= 0</text:p>
      <text:p text:style-name="P12"/>
      <text:p text:style-name="P12">while( elapsedTime &lt; searchTime and curIndex &lt;= #wordList ) do</text:p>
      <text:p text:style-name="P12"><text:s text:c="3"/>local curWord = wordList[curIndex] <text:s text:c="8"/></text:p>
      <text:p text:style-name="P12"><text:s text:c="3"/>if( string.match( strLower(curWord), strLower( searchTerm ) ) ~= nil ) then</text:p>
      <text:p text:style-name="P12"><text:s text:c="6"/>example.drawResult( curWord )</text:p>
      <text:p text:style-name="P12"><text:s text:c="3"/>end</text:p>
      <text:p text:style-name="P12"><text:s text:c="3"/>elapsedTime = getTimer() - startTime</text:p>
      <text:p text:style-name="P12"><text:s text:c="3"/>curIndex = curIndex + 1</text:p>
      <text:p text:style-name="P12">end</text:p>
      <text:p text:style-name="P1"/>
      <text:p text:style-name="P1">This code:</text:p>
      <text:list xml:id="list1556279678666147346" text:style-name="L6">
        <text:list-item>
          <text:p text:style-name="P9">Localizes some useful functions for an execution speedup.</text:p>
        </text:list-item>
        <text:list-item>
          <text:p text:style-name="P9">Takes note of the 'startTime'</text:p>
        </text:list-item>
        <text:list-item>
          <text:p text:style-name="P9">Sets 'elapsedTime' to zero.</text:p>
        </text:list-item>
        <text:list-item>
          <text:p text:style-name="P9">Enters a search loop and does not exit till it get to the end of the list or runs out of time.</text:p>
          <text:list>
            <text:list-item>
              <text:p text:style-name="P9">Upon finding match, the code displays it, and continues.</text:p>
            </text:list-item>
          </text:list>
        </text:list-item>
      </text:list>
      <text:p text:style-name="P1"/>
      <text:p text:style-name="P8">Part 4 – Update the search index label</text:p>
      <text:p text:style-name="P1"/>
      <text:p text:style-name="P12">searchField.setSearchIndex( curIndex )</text:p>
      <text:p text:style-name="P1"/>
      <text:p text:style-name="P1">Note: This part is purely for feedback in the example.</text:p>
      <text:p text:style-name="P1"/>
      <text:p text:style-name="P8">Part 5 – Check to see if we reached the end of list and quit if we did.</text:p>
      <text:p text:style-name="P1"/>
      <text:p text:style-name="P12">searching = curIndex &lt; #wordList</text:p>
      <text:p text:style-name="P1"/>
      <text:p text:style-name="P1">As a final step in the listener, we check to see if the end of the word list was reached. <text:s/>If it was, we set 'searching' to false. <text:s/>In either case, we drop out of the function. <text:s/>It will execute again at the beginning of the next frame.</text:p>
      <text:p text:style-name="P1"/>
      <text:p text:style-name="P1"/>
      <text:h text:style-name="Heading_20_2" text:outline-level="2">Example Code</text:h>
      <text:p text:style-name="P1">As I mentioned above, this blog post comes with sample code. <text:s/>It can <text:s/>be found here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lvetica, Verdana, sans-serif"/>
    <style:font-face style:name="OpenSymbol" svg:font-family="OpenSymbol"/>
    <style:font-face style:name="Tahoma1" svg:font-family="Tahoma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Open Sans1" svg:font-family="'Ope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51S</meta:editing-duration>
    <meta:editing-cycles>6</meta:editing-cycles>
    <meta:generator>OpenOffice/4.1.1$Win32 OpenOffice.org_project/411m6$Build-9775</meta:generator>
    <dc:date>2015-05-09T19:53:18.22</dc:date>
    <dc:creator>Ed Maurina</dc:creator>
    <meta:document-statistic meta:table-count="0" meta:image-count="1" meta:object-count="0" meta:page-count="4" meta:paragraph-count="92" meta:word-count="988" meta:character-count="5698"/>
    <meta:user-defined meta:name="Info 1"/>
    <meta:user-defined meta:name="Info 2"/>
    <meta:user-defined meta:name="Info 3"/>
    <meta:user-defined meta:name="Info 4"/>
  </office:meta>
</office:document-meta>
</file>